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a448eb" officeooo:paragraph-rsid="00a448eb"/>
    </style:style>
    <style:style style:name="P2" style:family="paragraph" style:parent-style-name="Text_20_body">
      <style:text-properties officeooo:rsid="00a47dfd" officeooo:paragraph-rsid="00a47dfd"/>
    </style:style>
    <style:style style:name="P3" style:family="paragraph" style:parent-style-name="Text_20_body">
      <style:text-properties officeooo:rsid="00a65683" officeooo:paragraph-rsid="00a65683"/>
    </style:style>
    <style:style style:name="P4" style:family="paragraph" style:parent-style-name="Heading_20_3">
      <style:text-properties officeooo:rsid="00a7787e"/>
    </style:style>
    <style:style style:name="P5" style:family="paragraph" style:parent-style-name="Text_20_body">
      <style:text-properties fo:font-size="7pt" officeooo:rsid="005a5a8d" officeooo:paragraph-rsid="005a5a8d" style:font-size-asian="7pt" style:font-size-complex="7pt"/>
    </style:style>
    <style:style style:name="T1" style:family="text">
      <style:text-properties officeooo:rsid="00a448eb"/>
    </style:style>
    <style:style style:name="T2" style:family="text">
      <style:text-properties officeooo:rsid="00a7787e"/>
    </style:style>
    <style:style style:name="T3" style:family="text">
      <style:text-properties officeooo:rsid="00a96c26"/>
    </style:style>
    <style:style style:name="T4" style:family="text">
      <style:text-properties officeooo:rsid="00aae8da"/>
    </style:style>
    <style:style style:name="T5" style:family="text">
      <style:text-properties officeooo:rsid="00abe187"/>
    </style:style>
    <style:style style:name="T6" style:family="text">
      <style:text-properties officeooo:rsid="00ac7d46"/>
    </style:style>
    <style:style style:name="T7" style:family="text">
      <style:text-properties officeooo:rsid="00af9f69"/>
    </style:style>
    <style:style style:name="T8" style:family="text">
      <style:text-properties officeooo:rsid="00b12720"/>
    </style:style>
    <style:style style:name="T9" style:family="text">
      <style:text-properties officeooo:rsid="00b28c1c"/>
    </style:style>
    <style:style style:name="T10" style:family="text">
      <style:text-properties officeooo:rsid="00b374c2"/>
    </style:style>
    <style:style style:name="T11" style:family="text">
      <style:text-properties officeooo:rsid="00b5061f"/>
    </style:style>
    <style:style style:name="T12" style:family="text">
      <style:text-properties officeooo:rsid="00b6e695"/>
    </style:style>
    <style:style style:name="T13" style:family="text">
      <style:text-properties officeooo:rsid="00b79dfd"/>
    </style:style>
    <style:style style:name="T14" style:family="text">
      <style:text-properties officeooo:rsid="00b8786b"/>
    </style:style>
    <style:style style:name="T15" style:family="text">
      <style:text-properties officeooo:rsid="00ba32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4">Using the library in </text:span>IO board</text:h>
      <text:p text:style-name="P5"><text:span text:style-name="T7">190421, updated 30</text:span>.<text:span text:style-name="T7">5</text:span>.201<text:span text:style-name="T1">9</text:span>/pekka</text:p>
      <text:p text:style-name="P1">An IO board communication is typical use for the <text:span text:style-name="T8">IOCOM</text:span> library. <text:span text:style-name="T9">I usually power </text:span>IO board<text:span text:style-name="T9">s</text:span> <text:span text:style-name="T8">b</text:span>y ARM32 micro controller. <text:span text:style-name="T9">R</text:span>esources are limited and reliability is <text:span text:style-name="T15">the </text:span>key requirement. Typical choices are:</text:p>
      <text:p text:style-name="P1">- <text:span text:style-name="T14">We</text:span> do prefer single threaded model over multi threaded. A programming which crashes the micro controller, locks up the network or shifts timing is far more likely to pass through testing unnoticed in multi threaded programming than in single threaded.</text:p>
      <text:p text:style-name="P1">- We stay away from heap based memory allocation, since memory leak or fragmentation could cause reliability problems over long run. <text:span text:style-name="T10">Rather memory is allocated globally, from stack or from application managed memory pool.</text:span></text:p>
      <text:h text:style-name="P4" text:outline-level="3">API for an IO board</text:h>
      <text:p text:style-name="P1"><text:span text:style-name="T11">The</text:span> ioc_ioboard.c collect<text:span text:style-name="T11">s</text:span> <text:span text:style-name="T3">IOCOM</text:span> functionality needed by an IO board into simple to use API <text:span text:style-name="T11">calls</text:span>.</text:p>
      <text:h text:style-name="Heading_20_3" text:outline-level="3"><text:span text:style-name="T2">S</text:span>ingle thread - IO board software <text:span text:style-name="T2">organization</text:span></text:h>
      <text:p text:style-name="P1"><text:span text:style-name="T5">If IO board code runs on bare metal, it is single thread mode: typical i</text:span>nitialization and main loop <text:span text:style-name="T5">organization is used. Main loop must never pause</text:span>. <text:span text:style-name="T5">The IOCOM can also be used in multi threaded with RTOS, etc. See ? for information.</text:span></text:p>
      <text:h text:style-name="Heading_20_3" text:outline-level="3">Mapping <text:span text:style-name="T6">the</text:span> memory blocks to inputs and outputs</text:h>
      <text:p text:style-name="P2"><text:span text:style-name="T12">Unless there is significan benefit in bit packing,</text:span> <text:span text:style-name="T12">it is easiest to use </text:span>1 <text:span text:style-name="T12">digital </text:span>input <text:span text:style-name="T12">or output </text:span>= 1 byte in memory block. Support for bit packing digital inputs and outputs <text:span text:style-name="T13">adds some complexity. In most cases, there is </text:span>too small performance benefit compared to added complexity.</text:p>
      <text:h text:style-name="Heading_20_3" text:outline-level="3">State machines</text:h>
      <text:p text:style-name="P3">In single thread mode we <text:s/>can never call sleep() etc. State machines are simple way to generate code which will execute a timed sequence or loop without pausing the IO board’s main loop.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0T18:27:02.620000000</dc:date>
    <meta:editing-duration>PT6H28S</meta:editing-duration>
    <meta:editing-cycles>149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4" meta:word-count="277" meta:character-count="1657" meta:non-whitespace-character-count="1391"/>
  </office:meta>
</office:document-meta>
</file>